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48000000292BACC7D33.eps" manifest:media-type=""/>
  <manifest:file-entry manifest:full-path="Pictures/200000020000048000000292B5E6F07C.eps" manifest:media-type=""/>
  <manifest:file-entry manifest:full-path="Pictures/2000000200000480000002932D35D2FB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90bde" officeooo:paragraph-rsid="00090bde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10db2c" officeooo:paragraph-rsid="0010db2c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tyle="normal" fo:font-weight="normal" officeooo:rsid="0010db2c" officeooo:paragraph-rsid="0010db2c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text-align="center" style:justify-single-word="false"/>
      <style:text-properties fo:font-weight="bold" officeooo:rsid="0010db2c" officeooo:paragraph-rsid="0010db2c" style:font-weight-asian="bold" style:font-weight-complex="bold"/>
    </style:style>
    <style:style style:name="P8" style:family="paragraph" style:parent-style-name="Text_20_body" style:list-style-name="L1">
      <style:paragraph-properties fo:text-align="justify" style:justify-single-word="false"/>
      <style:text-properties fo:font-weight="normal" officeooo:rsid="000a5181" officeooo:paragraph-rsid="000a5181" style:font-weight-asian="normal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fo:font-weight="normal" officeooo:rsid="000f0686" officeooo:paragraph-rsid="000fba58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weight="normal" officeooo:rsid="0010db2c" officeooo:paragraph-rsid="0010db2c" style:font-weight-asian="normal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weight="normal" officeooo:rsid="0019eb34" officeooo:paragraph-rsid="0019eb34" style:font-weight-asian="normal" style:font-weight-complex="normal"/>
    </style:style>
    <style:style style:name="P12" style:family="paragraph" style:parent-style-name="Text_20_body" style:list-style-name="L1">
      <style:paragraph-properties fo:text-align="center" style:justify-single-word="false"/>
      <style:text-properties fo:font-weight="normal" officeooo:rsid="0019eb34" officeooo:paragraph-rsid="0019eb34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normal" officeooo:rsid="0013e2e7" officeooo:paragraph-rsid="0013e2e7" style:font-weight-asian="normal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style="italic" fo:font-weight="bold" officeooo:rsid="000df66d" officeooo:paragraph-rsid="000df66d" style:font-style-asian="italic" style:font-weight-asian="bold" style:font-style-complex="italic" style:font-weight-complex="bold"/>
    </style:style>
    <style:style style:name="T1" style:family="text">
      <style:text-properties officeooo:rsid="00090bd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0bde" style:font-style-asian="italic" style:font-style-complex="italic"/>
    </style:style>
    <style:style style:name="T4" style:family="text">
      <style:text-properties fo:font-style="italic" officeooo:rsid="000d14b4" style:font-style-asian="italic" style:font-style-complex="italic"/>
    </style:style>
    <style:style style:name="T5" style:family="text">
      <style:text-properties fo:font-style="italic" officeooo:rsid="000fafef" style:font-style-asian="italic" style:font-style-complex="italic"/>
    </style:style>
    <style:style style:name="T6" style:family="text">
      <style:text-properties fo:font-style="italic" officeooo:rsid="0010db2c" style:font-style-asian="italic" style:font-style-complex="italic"/>
    </style:style>
    <style:style style:name="T7" style:family="text">
      <style:text-properties fo:font-style="italic" officeooo:rsid="00160b7c" style:font-style-asian="italic" style:font-style-complex="italic"/>
    </style:style>
    <style:style style:name="T8" style:family="text">
      <style:text-properties fo:font-style="italic" officeooo:rsid="00174795" style:font-style-asian="italic" style:font-style-complex="italic"/>
    </style:style>
    <style:style style:name="T9" style:family="text">
      <style:text-properties fo:font-style="italic" officeooo:rsid="001e63a4" style:font-style-asian="italic" style:font-style-complex="italic"/>
    </style:style>
    <style:style style:name="T10" style:family="text">
      <style:text-properties fo:font-style="italic" officeooo:rsid="0022a38e" style:font-style-asian="italic" style:font-style-complex="italic"/>
    </style:style>
    <style:style style:name="T11" style:family="text">
      <style:text-properties fo:font-style="italic" officeooo:rsid="0024df5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bc1d7" style:font-style-asian="normal" style:font-style-complex="normal"/>
    </style:style>
    <style:style style:name="T15" style:family="text">
      <style:text-properties fo:font-style="normal" officeooo:rsid="000d14b4" style:font-style-asian="normal" style:font-style-complex="normal"/>
    </style:style>
    <style:style style:name="T16" style:family="text">
      <style:text-properties fo:font-style="normal" officeooo:rsid="000de39a" style:font-style-asian="normal" style:font-style-complex="normal"/>
    </style:style>
    <style:style style:name="T17" style:family="text">
      <style:text-properties fo:font-style="normal" officeooo:rsid="000deeee" style:font-style-asian="normal" style:font-style-complex="normal"/>
    </style:style>
    <style:style style:name="T18" style:family="text">
      <style:text-properties fo:font-style="normal" officeooo:rsid="000df66d" style:font-style-asian="normal" style:font-style-complex="normal"/>
    </style:style>
    <style:style style:name="T19" style:family="text">
      <style:text-properties fo:font-style="normal" officeooo:rsid="000fafef" style:font-style-asian="normal" style:font-style-complex="normal"/>
    </style:style>
    <style:style style:name="T20" style:family="text">
      <style:text-properties fo:font-style="normal" officeooo:rsid="000fba58" style:font-style-asian="normal" style:font-style-complex="normal"/>
    </style:style>
    <style:style style:name="T21" style:family="text">
      <style:text-properties fo:font-style="normal" officeooo:rsid="0010db2c" style:font-style-asian="normal" style:font-style-complex="normal"/>
    </style:style>
    <style:style style:name="T22" style:family="text">
      <style:text-properties fo:font-style="normal" officeooo:rsid="00160b7c" style:font-style-asian="normal" style:font-style-complex="normal"/>
    </style:style>
    <style:style style:name="T23" style:family="text">
      <style:text-properties fo:font-style="normal" officeooo:rsid="00173052" style:font-style-asian="normal" style:font-style-complex="normal"/>
    </style:style>
    <style:style style:name="T24" style:family="text">
      <style:text-properties fo:font-style="normal" officeooo:rsid="00174795" style:font-style-asian="normal" style:font-style-complex="normal"/>
    </style:style>
    <style:style style:name="T25" style:family="text">
      <style:text-properties fo:font-style="normal" officeooo:rsid="0018e226" style:font-style-asian="normal" style:font-style-complex="normal"/>
    </style:style>
    <style:style style:name="T26" style:family="text">
      <style:text-properties fo:font-style="normal" officeooo:rsid="001ae708" style:font-style-asian="normal" style:font-style-complex="normal"/>
    </style:style>
    <style:style style:name="T27" style:family="text">
      <style:text-properties fo:font-style="normal" officeooo:rsid="001c0be7" style:font-style-asian="normal" style:font-style-complex="normal"/>
    </style:style>
    <style:style style:name="T28" style:family="text">
      <style:text-properties fo:font-style="normal" officeooo:rsid="001e63a4" style:font-style-asian="normal" style:font-style-complex="normal"/>
    </style:style>
    <style:style style:name="T29" style:family="text">
      <style:text-properties fo:font-style="normal" officeooo:rsid="0020d3d8" style:font-style-asian="normal" style:font-style-complex="normal"/>
    </style:style>
    <style:style style:name="T30" style:family="text">
      <style:text-properties fo:font-style="normal" officeooo:rsid="0022a38e" style:font-style-asian="normal" style:font-style-complex="normal"/>
    </style:style>
    <style:style style:name="T31" style:family="text">
      <style:text-properties fo:font-style="normal" officeooo:rsid="00244119" style:font-style-asian="normal" style:font-style-complex="normal"/>
    </style:style>
    <style:style style:name="T32" style:family="text">
      <style:text-properties fo:font-style="normal" officeooo:rsid="0024df5e" style:font-style-asian="normal" style:font-style-complex="normal"/>
    </style:style>
    <style:style style:name="T33" style:family="text">
      <style:text-properties fo:font-style="normal" officeooo:rsid="002682b5" style:font-style-asian="normal" style:font-style-complex="normal"/>
    </style:style>
    <style:style style:name="T34" style:family="text">
      <style:text-properties fo:font-style="normal" officeooo:rsid="00276240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0de39a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0db2c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60b7c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1ae708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0de39a"/>
    </style:style>
    <style:style style:name="T42" style:family="text">
      <style:text-properties officeooo:rsid="000fafef"/>
    </style:style>
    <style:style style:name="T43" style:family="text">
      <style:text-properties style:text-position="super 58%" fo:font-style="normal" officeooo:rsid="000fafef" style:font-size-asian="10.5pt" style:font-style-asian="normal" style:font-style-complex="normal"/>
    </style:style>
    <style:style style:name="T44" style:family="text">
      <style:text-properties fo:font-weight="bold" officeooo:rsid="000fafef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0mm" svg:y="120.02mm" svg:width="170mm" svg:height="97.24mm" draw:z-index="1">
        <draw:image xlink:href="Pictures/2000000200000480000002932D35D2FB.eps" xlink:type="simple" xlink:show="embed" xlink:actuate="onLoad"/>
      </draw:frame>
      <draw:frame draw:style-name="fr1" draw:name="Image3" text:anchor-type="page" text:anchor-page-number="3" svg:x="23.18mm" svg:y="90.01mm" svg:width="163.65mm" svg:height="93.47mm" draw:z-index="2">
        <draw:image xlink:href="Pictures/200000020000048000000292B5E6F07C.eps" xlink:type="simple" xlink:show="embed" xlink:actuate="onLoad"/>
      </draw:frame>
      <text:p text:style-name="P2"><text:span text:style-name="T1">Tugas </text:span>Identifikasi Sistem</text:p>
      <text:p text:style-name="P3"><text:span text:style-name="T1">Perbandingan </text:span>Model<text:span text:style-name="T1"> </text:span><text:span text:style-name="T3">Autoregressive</text:span><text:span text:style-name="T1"> (AR), </text:span><text:span text:style-name="T3">Moving Average</text:span><text:span text:style-name="T1"> (MA), </text:span><text:span text:style-name="T3">Autoregressive Moving Average</text:span><text:span text:style-name="T1"> (ARMA) dan </text:span><text:span text:style-name="T3">Autoregressive Integrated Moving Average</text:span><text:span text:style-name="T1"> (ARIMA)</text:span></text:p>
      <text:p text:style-name="P1">Mifta Nur Farid | 2415201003</text:p>
      <text:p text:style-name="P1"/>
      <text:p text:style-name="P1"/>
      <text:list xml:id="list3796215224338650767" text:style-name="L1">
        <text:list-item>
          <text:p text:style-name="P6">Data Preparation</text:p>
          <text:p text:style-name="P8">Data yang digunakan adalah data pengukuran getaran tanah (<text:span text:style-name="T2">ground vibration</text:span><text:span text:style-name="T13">) menggunakan sensor </text:span><text:span text:style-name="T2">accelerometer </text:span><text:span text:style-name="T13">dengan frekuensi samplingnya adalah 25600 Hz </text:span><text:span text:style-name="T14">selama 4.1 detik pada sumbu vertikal. </text:span><text:span text:style-name="T15">Data pengukuran </text:span><text:span text:style-name="T4">ground vibration</text:span><text:span text:style-name="T15"> </text:span><text:span text:style-name="T18">dalam domain waktu </text:span><text:span text:style-name="T15">ditunjukkan pada Gambar 1, </text:span><text:span text:style-name="T19">sumbu x adalah waktu dalam detik dan sumbu y adalah percepatan getar</text:span><text:span text:style-name="T20">an</text:span><text:span text:style-name="T19"> (m/s</text:span><text:span text:style-name="T43">2</text:span><text:span text:style-name="T19">)</text:span><text:span text:style-name="T15">. Kemudian data dipotong </text:span><text:span text:style-name="T16">pada 0.7 detik (</text:span><text:span text:style-name="T36">Gambar 1</text:span><text:span text:style-name="T16">, </text:span><text:span text:style-name="T17">panah hitam a</text:span><text:span text:style-name="T16">) hingga 1.</text:span><text:span text:style-name="T17">2</text:span><text:span text:style-name="T16"> detik (</text:span><text:span text:style-name="T36">Gambar 1</text:span><text:span text:style-name="T16">, </text:span><text:span text:style-name="T17">panah hitam</text:span><text:span text:style-name="T16"> b) dimana respon dinamik terjadi pada </text:span><text:span text:style-name="T17">rentang </text:span><text:span text:style-name="T16">waktu tersebut.</text:span></text:p>
          <text:p text:style-name="P7"><text:span text:style-name="T16">G</text:span><text:span text:style-name="T13">ambar 1. </text:span><text:span text:style-name="T12">Waveform</text:span><text:span text:style-name="T40"> data pengukuran </text:span><text:span text:style-name="T12">ground vibration.</text:span></text:p>
        </text:list-item>
      </text:list>
      <text:p text:style-name="P4"/>
      <text:list xml:id="list231443464712575" text:continue-numbering="true" text:style-name="L1">
        <text:list-item>
          <text:p text:style-name="P14"><text:span text:style-name="T41">T</text:span>ime-Series Model Identification</text:p>
          <text:p text:style-name="P9">Model yang digunakan pada identifikasi sistem ini adalah <text:span text:style-name="T2">Autoregressive</text:span> (AR), <text:span text:style-name="T2">Moving Average</text:span> (MA), <text:span text:style-name="T2">Autoregressive Moving Average</text:span> (ARMA) dan <text:span text:style-name="T2">Autoregressive Integrated Moving Average</text:span> (ARIMA). <text:span text:style-name="T42">Dari keempat model yang digunakan kemudian dibandingkan hasil estimasinya. Proses estimasi dilakukan pada setiap kenaikan orde polinomialnya, yaitu dari 1 hingga 60.</text:span></text:p>
          <text:p text:style-name="P9"><draw:frame draw:style-name="fr2" draw:name="Image2" text:anchor-type="paragraph" svg:x="0mm" svg:y="39.74mm" svg:width="170mm" svg:height="97.1mm" draw:z-index="0"><draw:image xlink:href="Pictures/200000020000048000000292BACC7D33.eps" xlink:type="simple" xlink:show="embed" xlink:actuate="onLoad"/></draw:frame><text:soft-page-break/><text:span text:style-name="T42">Pertama yang dibandingkan adalah </text:span><text:span text:style-name="T5">fitness</text:span><text:span text:style-name="T42">. </text:span><text:span text:style-name="T44">Gambar 2</text:span><text:span text:style-name="T42"> menampilkan grafik perbandingan </text:span><text:span text:style-name="T5">fitness</text:span><text:span text:style-name="T42"> dari keempat model. Model MA, dengan orde polinomial 1 memiliki nilai </text:span><text:span text:style-name="T6">fitness</text:span><text:span text:style-name="T21"> sebesar 49.65 %. Dengan meningkatnya orde polinomial, nilai </text:span><text:span text:style-name="T6">fitness </text:span><text:span text:style-name="T21">untuk MA (</text:span><text:span text:style-name="T37">Gambar 2</text:span><text:span text:style-name="T21">, garis merah) meningkat secara eksponensial, yaitu 70.91 % pada orde 2, 81.7 % pada orde 3, 87.3 % pada orde 4, 90.89 % pada orde 5, dan seterusnya hingga orde 20. Pada orde 20 hingga 60, nilai fitness untuk MA tidak meningkat secara signifikan, yaitu 97%.</text:span></text:p>
          <text:p text:style-name="P7">Gambar 2. <text:span text:style-name="T45">Grafik perbandingan </text:span><text:span text:style-name="T12">fitness </text:span><text:span text:style-name="T40">antara model Autoregressive (garis biru), Moving Average (garis merah), Autoregressive Moving Average (garis hitam) dan <text:s/>Autoregressive Integrated Moving Average (garis hijau)</text:span></text:p>
        </text:list-item>
      </text:list>
      <text:p text:style-name="P5"/>
      <text:list xml:id="list231444468439356" text:continue-numbering="true" text:style-name="L1">
        <text:list-header>
          <text:p text:style-name="P10"><text:span text:style-name="T13">Berbeda dengan model MA, model AR, ARMA dan ARIMA ini memiliki nilai </text:span><text:span text:style-name="T2">fitness</text:span><text:span text:style-name="T13"> diatas 95% pada orde 1, yaitu AR 96.19%, ARMA 97.17%, ARIMA 97.39%. Dengan meningkatnya orde polinomial, nilai </text:span><text:span text:style-name="T2">fitness</text:span><text:span text:style-name="T13"> dari ketiga model tersebut tidak menunjukkan perubahan yang signifikan.</text:span></text:p>
          <text:p text:style-name="P11"><text:span text:style-name="T13">Selanjutnya adalah perbandingan nilai MSE-nya. </text:span><text:span text:style-name="T26">Dari </text:span><text:span text:style-name="T39">Gambar 3</text:span><text:span text:style-name="T26"> </text:span><text:span text:style-name="T27">terlihat bahwa nilai MSE dari model MA menurun secara eksponensial sejalan dengan meningkatnya orde polinomialnya. Nilai MSE pada orde 1 adalah sebesar 0.18 kemudian pada orde 2 menurun secara tajam menjadi 0.06. Berbeda dengan model AR, ARMA dan ARIMA, nilai MSE-nya sangat kecil, yaitu pada kisaran 0.001. Jika diperhatikan lebih detil, MSE dari model ARIMA adalah yang paling rendah yaitu 0.0004943, ARMA sebesar 0.0005838 dan AR sebesar 0.001056.</text:span></text:p>
          <text:p text:style-name="P13"><text:span text:style-name="T13">Dari hasil </text:span><text:span text:style-name="T2">fitness</text:span><text:span text:style-name="T13"> </text:span><text:span text:style-name="T27">dan MSE </text:span><text:span text:style-name="T13">tersebut diatas, dapat disimpulkan bahwa model </text:span><text:span text:style-name="T24">jika diurutkan dari yang paling baik adalah </text:span><text:span text:style-name="T13">ARIMA, </text:span><text:span text:style-name="T24">ARMA, AR dan yang terakhir adalah MA. </text:span><text:span text:style-name="T22">Hal ini karena jenis variabel </text:span><text:span text:style-name="T7">independent</text:span><text:span text:style-name="T22">-nya </text:span><text:span text:style-name="T24">pada setiap model berbeda</text:span><text:span text:style-name="T22">. Untuk model MA, yang </text:span><text:soft-page-break/><text:span text:style-name="T22">menjadi variabel independent-nya adalah nilai residual </text:span><text:span text:style-name="T7">e(t)</text:span><text:span text:style-name="T22"> </text:span><text:span text:style-name="T28">(</text:span><text:span text:style-name="T9">white noise</text:span><text:span text:style-name="T28">) </text:span><text:span text:style-name="T22">pada periode sebelumnya sedangkan untuk model AR variabel independent-nya adalah nilai </text:span><text:span text:style-name="T23">pada periode </text:span><text:span text:style-name="T22">sebelumnya dari variabel </text:span><text:span text:style-name="T25">in</text:span><text:span text:style-name="T22">dependent </text:span><text:span text:style-name="T7">y(t) </text:span><text:span text:style-name="T22">itu sendiri. </text:span><text:span text:style-name="T24">Berbeda dengan model ARMA </text:span><text:span text:style-name="T29">dan ARIMA</text:span><text:span text:style-name="T24"> yang merupakan gabungan dari dua model yaitu Autoregressive (AR) dan Moving Average (MA), memiliki kedua variabel independent yaitu residual </text:span><text:span text:style-name="T8">e(t)</text:span><text:span text:style-name="T24"> pada periode sebelumnya dan nilai pada periode sebelumnya dari variabel </text:span><text:span text:style-name="T25">in</text:span><text:span text:style-name="T24">dependent </text:span><text:span text:style-name="T8">y(t)</text:span><text:span text:style-name="T24"> itu sendiri, </text:span><text:span text:style-name="T28">sehingga menghasilkan performa yang lebih baik daripada MA.</text:span><text:span text:style-name="T24"> </text:span><text:span text:style-name="T29">Untuk ARIMA, </text:span><text:span text:style-name="T30">model ini memiliki nilai <text:s/></text:span><text:span text:style-name="T10">fitness </text:span><text:span text:style-name="T30">dan MSE yang paling baik daripada model yang lain. Model ARIMA adalah </text:span><text:span text:style-name="T31">model </text:span><text:span text:style-name="T32">integrasi antara AR dan MA untuk proses yang tidak stasioner. Karena data yang digunakan adalah data getaran tanah (</text:span><text:span text:style-name="T11">ground vibration</text:span><text:span text:style-name="T32">) yang mana merupakan getaran teredam sehingga data jenis ini merupakan data tidak stasioner sehingga pemodelan sistem menggunakan model ARIMA adalah yang terbaik.</text:span></text:p>
          <text:p text:style-name="P12"><text:span text:style-name="T38">G</text:span><text:span text:style-name="T35">ambar 3</text:span><text:span text:style-name="T13">. Grafik perbandingan nilai MSE dari Model Autoregressive (AR) </text:span><text:span text:style-name="T33">(garis biru)</text:span><text:span text:style-name="T13">, Moving Average (MA) </text:span><text:span text:style-name="T33">(garis merah)</text:span><text:span text:style-name="T13">, Autoregressive Moving Average (ARMA) </text:span><text:span text:style-name="T33">(garis hitam)</text:span><text:span text:style-name="T13">, dan Autoregressive Integrated Moving Average (ARIMA) </text:span><text:span text:style-name="T33">(garis </text:span><text:span text:style-name="T34">hijau</text:span><text:span text:style-name="T33">)</text:span><text:span text:style-name="T13">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id" fo:country="I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6-03-22T18:34:41.845721716</meta:creation-date>
    <dc:date>2016-03-24T23:14:41.730632434</dc:date>
    <dc:creator>Mifta Nur Farid</dc:creator>
    <meta:editing-duration>PT2H57M52S</meta:editing-duration>
    <meta:editing-cycles>14</meta:editing-cycles>
    <meta:generator>LibreOffice/4.2.8.2$Linux_X86_64 LibreOffice_project/420m0$Build-2</meta:generator>
    <meta:document-statistic meta:table-count="0" meta:image-count="3" meta:object-count="0" meta:page-count="3" meta:paragraph-count="14" meta:word-count="594" meta:character-count="4167" meta:non-whitespace-character-count="3587"/>
  </office:meta>
</office:document-meta>
</file>